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 style:list-style-name="L1"/>
    <style:style style:name="P4" style:family="paragraph" style:parent-style-name="Table_20_Contents">
      <style:text-properties officeooo:paragraph-rsid="000a7057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Caption">
      <style:text-properties officeooo:paragraph-rsid="000b7c9b"/>
    </style:style>
    <style:style style:name="T1" style:family="text">
      <style:text-properties officeooo:rsid="000a7057"/>
    </style:style>
    <style:style style:name="T2" style:family="text">
      <style:text-properties officeooo:rsid="000b7c9b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<text:span text:style-name="T1">Inserisci pianificazione attività tirocinant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<text:span text:style-name="T1">N/D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<text:span text:style-name="T1">Delegato Tirocinant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L'utente accede al sistema e viene riconosciuto <text:span text:style-name="T2">come Delegato Tirocinante</text:span> 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6456144" text:style-name="Numerazione_20_UC">
              <text:list-item text:start-value="1">
                <text:p text:style-name="Azione_20_attore">Il d<text:span text:style-name="T2">elegato</text:span> accede alla sezione relativa all'inserimento delle fasce di utenza orarie.</text:p>
              </text:list-item>
              <text:list-item>
                <text:p text:style-name="Azione_20_sistema">Il sistema mostra una form per settare le nuove informazioni.</text:p>
              </text:list-item>
              <text:list-item>
                <text:p text:style-name="Azione_20_attore">Il d<text:span text:style-name="T2">elegato</text:span> inserisce le informazioni della <text:span text:style-name="T2">pianificazione delle attività del tirocinante</text:span> e sottomette al sistema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l sistema deve visualizzare un messaggio di conferma inserimento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6437476" text:style-name="L1">
              <text:list-item>
                <text:p text:style-name="P3">Casi eccezionali e punti di estensione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Il sistema deve visualizzare la form per settare le nuove informazioni entro 20 secondi.</text:p>
          </table:table-cell>
        </table:table-row>
      </table:table>
      <text:p text:style-name="P6"><text:span text:style-name="T2">UC_M_40_</text:span><text:span text:style-name="T1">Inserisci pianificazione attività tirocinan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3T16:30:38.06</meta:creation-date>
    <meta:editing-duration>PT15M35S</meta:editing-duration>
    <meta:editing-cycles>2</meta:editing-cycles>
    <meta:generator>LibreOffice/3.6$Windows_x86 LibreOffice_project/da8c1e6-fd468f4-454e206-f42a4a9-143cfd</meta:generator>
    <dc:date>2012-11-23T17:01:26.33</dc:date>
    <meta:document-statistic meta:table-count="1" meta:image-count="0" meta:object-count="0" meta:page-count="1" meta:paragraph-count="19" meta:word-count="109" meta:character-count="790" meta:non-whitespace-character-count="703"/>
  </office:meta>
</office:document-meta>
</file>